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ALCARRAZ, ANGEL PORFI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4555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8979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ALCARRAZ, ANGEL PORFI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4555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8979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0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953515</text:p>
          </table:table-cell>
          <table:table-cell table:style-name="Tabla2.D3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11/2021</text:p>
          </table:table-cell>
          <table:table-cell table:style-name="Tabla2.A4" office:value-type="string">
            <text:p text:style-name="P22">932618</text:p>
          </table:table-cell>
          <table:table-cell table:style-name="Tabla2.D4" office:value-type="string">
            <text:p text:style-name="P23">12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8:10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